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44a" officeooo:paragraph-rsid="000a5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vm 2</text:p>
      <text:p text:style-name="P1"/>
      <text:p text:style-name="P1"/>
      <text:p text:style-name="P1">import pandas as pd</text:p>
      <text:p text:style-name="P1">import numpy as np</text:p>
      <text:p text:style-name="P1">import matplotlib.pyplot as plt</text:p>
      <text:p text:style-name="P1">from sklearn import svm</text:p>
      <text:p text:style-name="P1">import sklearn.metrics as metric</text:p>
      <text:p text:style-name="P1"/>
      <text:p text:style-name="P1">filedata='/home/su/Desktop/DATA1.csv'</text:p>
      <text:p text:style-name="P1">data1=pd.read_csv(filedata)</text:p>
      <text:p text:style-name="P1">data1</text:p>
      <text:p text:style-name="P1"/>
      <text:p text:style-name="P1">data1</text:p>
      <text:p text:style-name="P1">X1=data1['X1']</text:p>
      <text:p text:style-name="P1">X2=data1['X2']</text:p>
      <text:p text:style-name="P1">x_training=np.array(list(zip(X1,X2)))</text:p>
      <text:p text:style-name="P1">x_training</text:p>
      <text:p text:style-name="P1">y_training=data1['Y']</text:p>
      <text:p text:style-name="P1">y_training</text:p>
      <text:p text:style-name="P1">target_names=['-1','+1']</text:p>
      <text:p text:style-name="P1">target_names</text:p>
      <text:p text:style-name="P1"/>
      <text:p text:style-name="P1">idxPlus=y_training[y_training&lt;0].index </text:p>
      <text:p text:style-name="P1">idxMin=y_training[y_training&gt;0].index</text:p>
      <text:p text:style-name="P1">plt.scatter(x_training[idxPlus,0],x_training[idxPlus,1],c='b',s=50)</text:p>
      <text:p text:style-name="P1">plt.scatter(x_training[idxMin,0],x_training[idxMin,1],c='r',s=50)</text:p>
      <text:p text:style-name="P1">plt.legend(target_names,loc=1)</text:p>
      <text:p text:style-name="P1">plt.xlabel('X1')</text:p>
      <text:p text:style-name="P1">plt.ylabel('X2')</text:p>
      <text:p text:style-name="P1">plt.savefig('chart0.png')</text:p>
      <text:p text:style-name="P1"/>
      <text:p text:style-name="P1"/>
      <text:p text:style-name="P1"/>
      <text:p text:style-name="P1"/>
      <text:p text:style-name="P1">svm1</text:p>
      <text:p text:style-name="P1"/>
      <text:p text:style-name="P1">import pandas as pd</text:p>
      <text:p text:style-name="P1">import numpy as np</text:p>
      <text:p text:style-name="P1">import matplotlib.pyplot as plt</text:p>
      <text:p text:style-name="P1">from sklearn import svm</text:p>
      <text:p text:style-name="P1">import sklearn.metrics as metric</text:p>
      <text:p text:style-name="P1"/>
      <text:p text:style-name="P1">get_ipython().run_line_magic('matplotlib','inline')</text:p>
      <text:p text:style-name="P1">x=[1,5,1.5,8,1,9]</text:p>
      <text:p text:style-name="P1">y=[2,8,1.8,8,0.6,11]</text:p>
      <text:p text:style-name="P1"/>
      <text:p text:style-name="P1">plt.scatter(x,y)</text:p>
      <text:p text:style-name="P1">plt.show()</text:p>
      <text:p text:style-name="P1">X=np.array([[1,2],[5,8],[1.5,1.8],[8,8],[1,0.6],[9,11]])</text:p>
      <text:p text:style-name="P1"><text:soft-page-break/></text:p>
      <text:p text:style-name="P1">y=[0,1,0,1,0,1]</text:p>
      <text:p text:style-name="P1">clf=svm.SVC(kernel='linear')</text:p>
      <text:p text:style-name="P1">clf.fit(X,y)</text:p>
      <text:p text:style-name="P1">print(clf.predict([[0.58,0.76]]))</text:p>
      <text:p text:style-name="P1">from sklearn.metrics import classification_report,confusion_matrix</text:p>
      <text:p text:style-name="P1">y_pred=clf.predict(X)</text:p>
      <text:p text:style-name="P1">y_pred</text:p>
      <text:p text:style-name="P1"/>
      <text:p text:style-name="P1">y_true=y</text:p>
      <text:p text:style-name="P1">y_true</text:p>
      <text:p text:style-name="P1"/>
      <text:p text:style-name="P1">print(confusion_matrix(y_true,y_pred))</text:p>
      <text:p text:style-name="P1">print(classification_report(y_true,y_pred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9:15:55.980969478</meta:creation-date>
    <dc:date>2019-10-30T09:21:38.736804119</dc:date>
    <meta:editing-duration>P0D</meta:editing-duration>
    <meta:editing-cycles>1</meta:editing-cycles>
    <meta:document-statistic meta:table-count="0" meta:image-count="0" meta:object-count="0" meta:page-count="2" meta:paragraph-count="49" meta:word-count="83" meta:character-count="1239" meta:non-whitespace-character-count="1177"/>
    <meta:generator>LibreOffice/4.2.8.2$Linux_X86_64 LibreOffice_project/420m0$Build-2</meta:generator>
  </office:meta>
</office:document-meta>
</file>